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note">
      <style:paragraph-properties fo:text-align="justify" style:justify-single-word="false"/>
      <style:text-properties officeooo:rsid="0007776f" officeooo:paragraph-rsid="0007776f"/>
    </style:style>
    <style:style style:name="P2" style:family="paragraph" style:parent-style-name="Footnote">
      <style:text-properties officeooo:rsid="00096146" officeooo:paragraph-rsid="00096146"/>
    </style:style>
    <style:style style:name="P3" style:family="paragraph" style:parent-style-name="Standard">
      <style:text-properties officeooo:rsid="000464fe" officeooo:paragraph-rsid="000464fe"/>
    </style:style>
    <style:style style:name="P4" style:family="paragraph" style:parent-style-name="Standard">
      <style:text-properties officeooo:rsid="000464fe" officeooo:paragraph-rsid="0009bdb3"/>
    </style:style>
    <style:style style:name="P5" style:family="paragraph" style:parent-style-name="Standard">
      <style:text-properties officeooo:rsid="00061b88" officeooo:paragraph-rsid="00061b88"/>
    </style:style>
    <style:style style:name="P6" style:family="paragraph" style:parent-style-name="Standard">
      <style:paragraph-properties fo:text-align="justify" style:justify-single-word="false"/>
      <style:text-properties officeooo:rsid="00061b88" officeooo:paragraph-rsid="00061b88"/>
    </style:style>
    <style:style style:name="P7" style:family="paragraph" style:parent-style-name="Standard">
      <style:paragraph-properties fo:text-align="justify" style:justify-single-word="false"/>
      <style:text-properties officeooo:rsid="00061b88" officeooo:paragraph-rsid="0007776f"/>
    </style:style>
    <style:style style:name="P8" style:family="paragraph" style:parent-style-name="Standard">
      <style:paragraph-properties fo:text-align="justify" style:justify-single-word="false"/>
      <style:text-properties officeooo:rsid="0007776f" officeooo:paragraph-rsid="0007776f"/>
    </style:style>
    <style:style style:name="P9" style:family="paragraph" style:parent-style-name="Standard">
      <style:paragraph-properties fo:text-align="justify" style:justify-single-word="false"/>
      <style:text-properties officeooo:rsid="0007776f" officeooo:paragraph-rsid="0008c5b3"/>
    </style:style>
    <style:style style:name="P10" style:family="paragraph" style:parent-style-name="Standard">
      <style:paragraph-properties fo:text-align="justify" style:justify-single-word="false"/>
      <style:text-properties officeooo:rsid="0008c5b3" officeooo:paragraph-rsid="0008c5b3"/>
    </style:style>
    <style:style style:name="P11" style:family="paragraph" style:parent-style-name="Standard">
      <style:text-properties officeooo:rsid="0009bdb3" officeooo:paragraph-rsid="0009bdb3"/>
    </style:style>
    <style:style style:name="P12" style:family="paragraph" style:parent-style-name="Standard">
      <style:paragraph-properties fo:text-align="justify" style:justify-single-word="false"/>
      <style:text-properties officeooo:rsid="0009bdb3" officeooo:paragraph-rsid="0009bdb3"/>
    </style:style>
    <style:style style:name="P13" style:family="paragraph" style:parent-style-name="Standard">
      <style:paragraph-properties fo:text-align="justify" style:justify-single-word="false"/>
      <style:text-properties officeooo:rsid="0009bdb3" officeooo:paragraph-rsid="000a7655"/>
    </style:style>
    <style:style style:name="P14" style:family="paragraph" style:parent-style-name="Standard">
      <style:paragraph-properties fo:text-align="justify" style:justify-single-word="false"/>
      <style:text-properties fo:font-weight="bold" officeooo:rsid="0008c5b3" officeooo:paragraph-rsid="0008c5b3" style:font-weight-asian="bold" style:font-weight-complex="bold"/>
    </style:style>
    <style:style style:name="T1" style:family="text">
      <style:text-properties officeooo:rsid="0007776f"/>
    </style:style>
    <style:style style:name="T2" style:family="text">
      <style:text-properties officeooo:rsid="0008c5b3"/>
    </style:style>
    <style:style style:name="T3" style:family="text">
      <style:text-properties fo:font-weight="bold" officeooo:rsid="0009bdb3" style:font-weight-asian="bold" style:font-weight-complex="bold"/>
    </style:style>
    <style:style style:name="T4" style:family="text">
      <style:text-properties officeooo:rsid="000a765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rgaining</text:p>
      <text:p text:style-name="P3"/>
      <text:p text:style-name="P5"/>
      <text:p text:style-name="P6"><text:tab/>People Engage IN bargaining troughout their lives. Children start by negotiating to share toys and to play games with other children. Couples bargain about matters of housing, child rearing, and the adjustments that each must make for the other's career. Buyers and sellers bargain over price, workers and bosses over wages. Countries bargain over policies of mutual trade liberalization; superpowers negotiate mutual arms reduction. And the two authors of this book had to bargain with each other-generallyvery amicably-about what to include or exclude, how to structure the exposition, and so forth. To get a good result from such bargaining, the participants must devise good strategies. In this chapter, we raise and explicate some of these basic ideas and strategie<text:span text:style-name="T1">s</text:span>.</text:p>
      <text:p text:style-name="P6"/>
      <text:p text:style-name="P7"><text:tab/><text:span text:style-name="T1">All bargaining situations have two things in common. First, the total payoff that the parties to the negotiation are capable of creating and enjoying as a result of reaching an agreement should be greater than the sum of the individual payoffs that they could achieve separately-the whole must be greater than the sum of the parts. Without the possibility of this excess value, or "surplus," the</text:span></text:p>
      <text:p text:style-name="P8">negotiation would be pointless. If two children considering whether to play to gether cannot see a net gain from having access to a larger total stock of toys or from each other's company in play, then it is better for each to "take his toys and play by himself." The world is full of uncertainty and the expected beneflts may not materialize. But, when engaged in bargaining, the parties must at least perceive some gain therefrom: Faust, when he agreed to sell his soul to the Devil, thought the benefits of knowledge and power that he gained were worth the price that he would eventually have to pay.</text:p>
      <text:p text:style-name="P8"/>
      <text:p text:style-name="P8"><text:tab/>The second important general point about bargaining follows from the first: it is not a zero-sum game. when a surplus exists, the negotiation is about how to divide it up. Each bargainer tries to get more for himself and leave less for the others. This may appear to be zero-sum, but behind it lies the danger that, if the agreement is not reached, no one will get any surplus at all. This mutually harm-ful alternative, as well as both parties' desire to avoid it, is what creates the potential for the threats-explicit and implicit-that make bargaining such a strategic matter. Before the advent of game theory, one-on-one bargaining was generally thought to be a difficult and even indeterminate problem. Observation of widely different outcomes in otherwise similar-looking situations lent support to this view. Management-union bargaining over wages yields different outcomes in different contexts; different couples make different choices. Theorists were not able to achieve any systematic understanding of why one party gets more than another and attributed this result to vague and inexplicable differences in "bargaining power." Even the simple theory of Nash equilibrium does not take us any farther. suppose two people are to split $1. Let us consrrucr a game in which each is asked to announce what he would want. The moves are simultaneous. If their announcements .r and y add up to 1 or less, each gets what he announced. If they add up to more than 1, neither gets anlthing. Then anypair (x, y) adding to 1 constitutes a Nash equilibrium in this game: giuen the announcement of the other, each player cannot do better than to stick to his own announcement<text:note text:id="ftn0" text:note-class="footnote"><text:note-citation>1</text:note-citation><text:note-body><text:p text:style-name="P1">As we saw in Chapter (Section 53.B), this type of game can be used as an example to bolster the critique that the Nash equilibrium concept is too imprecise. In the bargaining context, we might say that the multiplicity of equilibria is just a formal way of showing the indeterminacy that previous analysts had claimed.</text:p></text:note-body></text:note>. Further advances in game theory have brought progress along two quite different lines, each using a distinct mode of game-theoretic reasoning. In chapter 2, we distinguished between cooperative game theory, in which the players decide and implement their actions jointly, and noncooperative game theory, in which the players decide and take their actions separately. Each of the two lines of advance in bargaining theory uses one of these two approaches. one approach views bargaining as a cooperatiue game, in which the parties find and implement a solution jointly, perhaps, using a neutral third party such as an arbitrator for enforcement. The other approach views</text:p>
      <text:p text:style-name="P9"><text:soft-page-break/>bargaining as a noncooperatiue game, in which the parties choose strategies separately and we look for an equilibrium. However, unlike our earlier simple game of simultaneous announcements, whose equilibrium was indeterminate, here we impose more structure and specifz a sequential-move game of offers and counteroffers, which leads to a determinate equilibrium. As in chapter 2, we emphasize that the labels "cooperative" and "noncooperative' <text:span text:style-name="T2">refer to joint versus separate actions, not to nice versus nasty behavior or to compromise versus breakdown. The equilibria of noncooperative bargaining games can entail a lot of compromise.</text:span></text:p>
      <text:p text:style-name="P9"/>
      <text:p text:style-name="P10"/>
      <text:p text:style-name="P14">NASH COOPERATIVE SOLUTION</text:p>
      <text:p text:style-name="P10"/>
      <text:p text:style-name="P10"><text:tab/>In this section we present Nash's cooperative-game approach to bargaining. First we present the idea in a simple numerical example; then we develop the more general algebra<text:note text:id="ftn1" text:note-class="footnote"><text:note-citation>2</text:note-citation><text:note-body><text:p text:style-name="P2">John F. Nash, "The Bargaining Problem," Econometrica, vol. 18, no. 2 (1950), pp. 155-i62.</text:p></text:note-body></text:note>.</text:p>
      <text:p text:style-name="P4"><text:tab/></text:p>
      <text:p text:style-name="P4"><text:span text:style-name="T3"><text:tab/>A Numerical Example</text:span></text:p>
      <text:p text:style-name="P11"><text:tab/></text:p>
      <text:p text:style-name="P12"><text:tab/>Imagine two Silicon Valley entrepreneurs, Andy and Bill. Andy produces a microchip set which he can sell to any computer manufacturer for $900. Bill has a software package that can retail for $100. The two meet and realize that their products are ideally suited to each other and that, with a bit of trivial tinkering, they can produce a combined system of hardware and software worth $3,000 in each computer. Thus together they can produce an extra value of $2,000 per unit, and they expect to sell millions of these units each year. The only obstacle that remains on this path to fortune is to agree to a division of the spoils. Of the $3,000 revenue from each unit, how much <text:s/>should go to Andy and how much to Bill? Bill's starting position is that, without his software, Andy's chip set is just so much metal and sand; so Andy should get only the $900 and Bill himself should get $2,100. Andy counters that, without his hardware, Bill's programs are just symbols on paper or magnetic signals on a diskette; so Bill should get only $100, and $2,900 should go to him, Andy.</text:p>
      <text:p text:style-name="P13"><text:tab/>Watching them argue, you might suggest they "split the difference." But that is not an unambiguous recipe for agreement. Bill might offer to split the profit on each unit equally with Andy. Under this scheme each will get a profit of $1,000, meaning that $1,100 of the revenue goes to Bill and $1,900 to Andy. Andy's response might be that they should have an equal percentage of profit on their contribution to the joint enterprise. Thus Andy should get $2,700 and Bill $300. The final agreement depends on their stubbornness or patience if they negotiate directly with each other. If they try to have the dispute arbitrated by a third party, the arbitrator's decision depends on his sense of the relative value of <text:span text:style-name="T4">hardware and software and on the rhetorical skills of the two principals as they present their arguments before the arbitrator. For the sake of definiteness, suppose the arbitrator decides that the division of the profit should be 4: I in favor of Andy; that is, Andy should get four-fifths of the surplus while Bill gets one fifth, orAndy should get four times as mrrch as Bill. lVhat is the actual division of revenue under this scheme? Suppose Andy gets a total of x and Bill gets a total of /i thus Andy's profit is (.rr 900) and Bill's is (y - 100). The arbitrator's decision implies that Andy's proflt should be four times as large as Bill's; so ,r - 900 : 4(y - 100), or n : 4y + 500. The total revenue available to both is $3,000; só it must also be true that x -l y:3,000, or x : 3,000 - y. 'fhen x: 4y + 500 : 3,000 - y, or 5y: 2,500, ory: 500, and thus x: 2,5A0. This division mechanism leavesAndywith aprofit of 2,500 - 900 : 91,600 and Billwith 500 - 100 : $400. which is the 4: I split in favor of Andy that the arbitrator wants. We now develop this simple data into a general algebraic forrnula that you will find useful in many practical applications. Then we go on to exarnirle more specifics of what determines the ratio in which the profits in a bargaining game get spl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23:34:31.795956289</meta:creation-date>
    <dc:date>2017-05-15T23:58:19.723111106</dc:date>
    <meta:editing-duration>PT22M50S</meta:editing-duration>
    <meta:editing-cycles>8</meta:editing-cycles>
    <meta:generator>LibreOffice/5.1.6.2$Linux_X86_64 LibreOffice_project/10m0$Build-2</meta:generator>
    <meta:document-statistic meta:table-count="0" meta:image-count="0" meta:object-count="0" meta:page-count="2" meta:paragraph-count="15" meta:word-count="1433" meta:character-count="8471" meta:non-whitespace-character-count="7041"/>
  </office:meta>
</office:document-meta>
</file>